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monospace" officeooo:rsid="000b3111" officeooo:paragraph-rsid="000b3111"/>
    </style:style>
    <style:style style:name="P2" style:family="paragraph" style:parent-style-name="Standard">
      <style:text-properties style:font-name="monospace" officeooo:rsid="000b3111" officeooo:paragraph-rsid="000d3008"/>
    </style:style>
    <style:style style:name="P3" style:family="paragraph" style:parent-style-name="Standard">
      <style:text-properties style:font-name="monospace" officeooo:rsid="000b3111" officeooo:paragraph-rsid="000f0d36"/>
    </style:style>
    <style:style style:name="P4" style:family="paragraph" style:parent-style-name="Standard">
      <style:text-properties style:font-name="monospace" officeooo:rsid="000d3008" officeooo:paragraph-rsid="000d3008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0d3008" fo:background-color="#ffffff" loext:char-shading-value="0"/>
    </style:style>
    <style:style style:name="T3" style:family="text">
      <style:text-properties fo:color="#000000" loext:opacity="100%" officeooo:rsid="000f0d36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zepturen</text:span></text:p>
      <text:p text:style-name="P2"><text:span text:style-name="T1">Dies ist ein Programm zur Demonstration mehrerer interessanter Technologien.</text:span></text:p>
      <text:p text:style-name="P3"><text:span text:style-name="T2">Das Frontend ist in React, Javascript, CSS und HTML </text:span><text:span text:style-name="T3">mit </text:span><text:span text:style-name="T2">Material-U</text:span><text:span text:style-name="T3">I framework </text:span><text:span text:style-name="T2">geschrieben.</text:span></text:p>
      <text:p text:style-name="P2"><text:span text:style-name="T2">Das Frontend hat auf den GitHub-Seiten gehostet. </text:span></text:p>
      <text:p text:style-name="P2"><text:span text:style-name="T2">Das Backend ist in Golang geschrieben.</text:span></text:p>
      <text:p text:style-name="P2"><text:span text:style-name="T2">Die DateBase ist Mongo DB als Serverless.</text:span></text:p>
      <text:p text:style-name="P4"><text:span text:style-name="T1">Der Datenanbieter ist </text:span><text:a xlink:type="simple" xlink:href="https://spoonacular.com/" text:style-name="Internet_20_link" text:visited-style-name="Visited_20_Internet_20_Link">https://spoonacular.com/</text:a></text:p>
      <text:p text:style-name="P4"><text:span text:style-name="T1"/></text:p>
      <text:p text:style-name="P4"><text:span text:style-name="T1">Der Zweck dieses Programms besteht darin, 6 zufällige Kochrezepte anzuzeigen.</text:span></text:p>
      <text:p text:style-name="P4"><text:span text:style-name="T1"/></text:p>
      <text:p text:style-name="P4"><text:span text:style-name="T1">Die Farbe des Icons ändert sich von grün nach rot.</text:span></text:p>
      <text:p text:style-name="P4"><text:span text:style-name="T1"/></text:p>
      <text:p text:style-name="P4"><text:span text:style-name="T1">Grün ist gesundes Essen.</text:span></text:p>
      <text:p text:style-name="P4"><text:span text:style-name="T1">Rot ist kein sehr gesundes Essen.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7:24:30.826169761</meta:creation-date>
    <dc:date>2022-11-10T22:23:07.473281661</dc:date>
    <meta:editing-duration>PT4H58M36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1" meta:paragraph-count="12" meta:word-count="77" meta:character-count="536" meta:non-whitespace-character-count="467"/>
  </office:meta>
</office:document-meta>
</file>